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122bc"/>
    </style:style>
    <style:style style:name="P2" style:family="paragraph" style:parent-style-name="Preformatted_20_Text">
      <style:paragraph-properties fo:orphans="1" style:writing-mode="lr-tb"/>
      <style:text-properties officeooo:paragraph-rsid="001122bc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122bc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122bc"/>
    </style:style>
    <style:style style:name="P5" style:family="paragraph" style:parent-style-name="Preformatted_20_Text">
      <style:paragraph-properties fo:orphans="1"/>
      <style:text-properties officeooo:paragraph-rsid="001122bc"/>
    </style:style>
    <style:style style:name="P6" style:family="paragraph" style:parent-style-name="Text_20_body">
      <style:paragraph-properties fo:orphans="1"/>
      <style:text-properties officeooo:paragraph-rsid="001122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5: Refining NP-Complete Complexity Analysis with Additional NP-Hard Problems</text:span></text:p>
      <text:p text:style-name="P2"/>
      <text:p text:style-name="P2"><text:span text:style-name="Source_20_Text"># Define a function to simulate NP-hard problem complexity under COM modular structuring</text:span></text:p>
      <text:p text:style-name="P2"><text:span text:style-name="Source_20_Text">def np_hard_problem(n, problem_type="Integer Factorization", alpha=0.35, beta=0.2, gamma=0.12):</text:span></text:p>
      <text:p text:style-name="P2"><text:span text:style-name="Source_20_Text"><text:s text:c="4"/>"""Models NP-hard problem complexity under structured modular recurrence."""</text:span></text:p>
      <text:p text:style-name="P2"><text:span text:style-name="Source_20_Text"><text:s text:c="4"/>base_complexity = np.exp(alpha * n) * np.cos(beta * n) + gamma * np.log1p(n)</text:span></text:p>
      <text:p text:style-name="P2"/>
      <text:p text:style-name="P2"><text:span text:style-name="Source_20_Text"><text:s text:c="4"/># Apply structured corrections based on problem type</text:span></text:p>
      <text:p text:style-name="P2"><text:span text:style-name="Source_20_Text"><text:s text:c="4"/>if problem_type == "Integer Factorization":</text:span></text:p>
      <text:p text:style-name="P2"><text:span text:style-name="Source_20_Text"><text:s text:c="8"/>return base_complexity * (1 + 0.15 * np.sin(n / 6))</text:span></text:p>
      <text:p text:style-name="P2"><text:span text:style-name="Source_20_Text"><text:s text:c="4"/>elif problem_type == "Knapsack Problem":</text:span></text:p>
      <text:p text:style-name="P2"><text:span text:style-name="Source_20_Text"><text:s text:c="8"/>return base_complexity * (1 + 0.18 * np.cos(n / 8))</text:span></text:p>
      <text:p text:style-name="P2"><text:span text:style-name="Source_20_Text"><text:s text:c="4"/>elif problem_type == "Hamiltonian Cycle":</text:span></text:p>
      <text:p text:style-name="P2"><text:span text:style-name="Source_20_Text"><text:s text:c="8"/>return base_complexity * (1 + 0.22 * np.sin(n / 5))</text:span></text:p>
      <text:p text:style-name="P2"><text:span text:style-name="Source_20_Text"><text:s text:c="4"/>else:</text:span></text:p>
      <text:p text:style-name="P2"><text:span text:style-name="Source_20_Text"><text:s text:c="8"/>return base_complexity <text:s/># Default for unspecified problem type</text:span></text:p>
      <text:p text:style-name="P2"/>
      <text:p text:style-name="P2"><text:span text:style-name="Source_20_Text"># Define additional NP-hard problem types to test</text:span></text:p>
      <text:p text:style-name="P2"><text:span text:style-name="Source_20_Text">np_hard_problems = ["Integer Factorization", "Knapsack Problem", "Hamiltonian Cycle"]</text:span></text:p>
      <text:p text:style-name="P2"/>
      <text:p text:style-name="P2"><text:span text:style-name="Source_20_Text"># Generate complexity values for each problem type</text:span></text:p>
      <text:p text:style-name="P2"><text:span text:style-name="Source_20_Text">np_hard_complexities = {ptype: [np_hard_problem(n, problem_type=ptype) for n in n_values_extended] for ptype in np_hard_problems}</text:span></text:p>
      <text:p text:style-name="P2"/>
      <text:p text:style-name="P2"><text:span text:style-name="Source_20_Text"># Plot NP-hard problem complexity behaviors under COM structuring</text:span></text:p>
      <text:p text:style-name="P2"><text:span text:style-name="Source_20_Text">plt.figure(figsize=(10, 6))</text:span></text:p>
      <text:p text:style-name="P2"/>
      <text:p text:style-name="P2"><text:span text:style-name="Source_20_Text">for problem_type, complexities in np_hard_complexities.items():</text:span></text:p>
      <text:p text:style-name="P2"><text:span text:style-name="Source_20_Text"><text:s text:c="4"/>plt.plot(n_values_extended, complexities, linestyle="--", label=f"{problem_type} Complexity")</text:span></text:p>
      <text:p text:style-name="P2"/>
      <text:p text:style-name="P2"><text:span text:style-name="Source_20_Text">plt.xlabel("Problem Size (n)")</text:span></text:p>
      <text:p text:style-name="P2"><text:span text:style-name="Source_20_Text">plt.ylabel("Complexity Growth")</text:span></text:p>
      <text:p text:style-name="P2"><text:span text:style-name="Source_20_Text">plt.title("NP-Hard Problems Complexity Behavior Under COM Structuring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>plt.show()</text:span></text:p>
      <text:p text:style-name="P2"/>
      <text:p text:style-name="P2"><text:span text:style-name="Source_20_Text"># Return computed complexity values for NP-hard problems</text:span></text:p>
      <text:p text:style-name="P3"><text:span text:style-name="Source_20_Text">np_hard_complexities</text:span></text:p>
      <text:p text:style-name="P6">Result</text:p>
      <text:p text:style-name="P5">{'Integer Factorization': [1.510636935939953,</text:p>
      <text:p text:style-name="P5"><text:s text:c="2"/>2.084124399250775,</text:p>
      <text:p text:style-name="P5"><text:s text:c="2"/>2.706450112197128,</text:p>
      <text:p text:style-name="P5"><text:s text:c="2"/>3.298392316272396,</text:p>
      <text:p text:style-name="P5"><text:s text:c="2"/>3.693314638475932,</text:p>
      <text:p text:style-name="P5"><text:s text:c="2"/>3.595554256980299,</text:p>
      <text:p text:style-name="P5"><text:s text:c="2"/>2.5252320360568583,</text:p>
      <text:p text:style-name="P5"><text:s text:c="2"/>-0.24807385894097095,</text:p>
      <text:p text:style-name="P5"><text:s text:c="2"/>-5.777658010980852,</text:p>
      <text:p text:style-name="P5"><text:s text:c="2"/>-15.507820449303763,</text:p>
      <text:p text:style-name="P5"><text:s text:c="2"/>-31.320262621618724,</text:p>
      <text:p text:style-name="P5"><text:s text:c="2"/>-55.531385921415946,</text:p>
      <text:p text:style-name="P5"><text:s text:c="2"/>-90.80062109642303,</text:p>
      <text:p text:style-name="P5"><text:soft-page-break/><text:s text:c="2"/>-139.89451634237057,</text:p>
      <text:p text:style-name="P5"><text:soft-page-break/><text:s text:c="2"/>-205.23268674840497,</text:p>
      <text:p text:style-name="P5"><text:s text:c="2"/>-288.1191234541053,</text:p>
      <text:p text:style-name="P5"><text:s text:c="2"/>-387.53418877164734,</text:p>
      <text:p text:style-name="P5"><text:s text:c="2"/>-498.3260132952884,</text:p>
      <text:p text:style-name="P5"><text:s text:c="2"/>-608.5905907334771,</text:p>
      <text:p text:style-name="P5"><text:s text:c="2"/>-695.9622939956705,</text:p>
      <text:p text:style-name="P5"><text:s text:c="2"/>-722.4466814737775,</text:p>
      <text:p text:style-name="P5"><text:s text:c="2"/>-627.3176044713895,</text:p>
      <text:p text:style-name="P5"><text:s text:c="2"/>-317.48953118103117,</text:p>
      <text:p text:style-name="P5"><text:s text:c="2"/>345.2838893940512,</text:p>
      <text:p text:style-name="P5"><text:s text:c="2"/>1560.930069103484,</text:p>
      <text:p text:style-name="P5"><text:s text:c="2"/>3611.36384571924,</text:p>
      <text:p text:style-name="P5"><text:s text:c="2"/>6883.4414736084755,</text:p>
      <text:p text:style-name="P5"><text:s text:c="2"/>11890.939706552585,</text:p>
      <text:p text:style-name="P5"><text:s text:c="2"/>19287.385530547024],</text:p>
      <text:p text:style-name="P5"><text:s/>'Knapsack Problem': [1.7372007821167947,</text:p>
      <text:p text:style-name="P5"><text:s text:c="2"/>2.333097932067374,</text:p>
      <text:p text:style-name="P5"><text:s text:c="2"/>2.947771606097298,</text:p>
      <text:p text:style-name="P5"><text:s text:c="2"/>3.4952214870991014,</text:p>
      <text:p text:style-name="P5"><text:s text:c="2"/>3.8094861686779433,</text:p>
      <text:p text:style-name="P5"><text:s text:c="2"/>3.6130603093819875,</text:p>
      <text:p text:style-name="P5"><text:s text:c="2"/>2.4752178821375357,</text:p>
      <text:p text:style-name="P5"><text:s text:c="2"/>-0.23756532541058673,</text:p>
      <text:p text:style-name="P5"><text:s text:c="2"/>-5.41574545249925,</text:p>
      <text:p text:style-name="P5"><text:s text:c="2"/>-14.258987299530382,</text:p>
      <text:p text:style-name="P5"><text:soft-page-break/><text:s text:c="2"/>-28.315294768430753,</text:p>
      <text:p text:style-name="P5"><text:s text:c="2"/>-49.488487097230625,</text:p>
      <text:p text:style-name="P5"><text:s text:c="2"/>-79.98507290400048,</text:p>
      <text:p text:style-name="P5"><text:s text:c="2"/>-122.15663895944023,</text:p>
      <text:p text:style-name="P5"><text:s text:c="2"/>-178.17264967343158,</text:p>
      <text:p text:style-name="P5"><text:s text:c="2"/>-249.42861653836124,</text:p>
      <text:p text:style-name="P5"><text:s text:c="2"/>-335.5528400207675,</text:p>
      <text:p text:style-name="P5"><text:s text:c="2"/>-432.8177797381603,</text:p>
      <text:p text:style-name="P5"><text:s text:c="2"/>-531.6862613620087,</text:p>
      <text:p text:style-name="P5"><text:s text:c="2"/>-613.1268082924822,</text:p>
      <text:p text:style-name="P5"><text:s text:c="2"/>-643.2202487197746,</text:p>
      <text:p text:style-name="P5"><text:s text:c="2"/>-565.4662875083849,</text:p>
      <text:p text:style-name="P5"><text:s text:c="2"/>-290.11936661601914,</text:p>
      <text:p text:style-name="P5"><text:s text:c="2"/>320.09169576038937,</text:p>
      <text:p text:style-name="P5"><text:s text:c="2"/>1468.249897392184,</text:p>
      <text:p text:style-name="P5"><text:s text:c="2"/>3445.2353745833907,</text:p>
      <text:p text:style-name="P5"><text:s text:c="2"/>6653.639239399931,</text:p>
      <text:p text:style-name="P5"><text:s text:c="2"/>11629.121995201156,</text:p>
      <text:p text:style-name="P5"><text:s text:c="2"/>19050.101025472486],</text:p>
      <text:p text:style-name="P5"><text:s/>'Hamiltonian Cycle': [1.538381007389952,</text:p>
      <text:p text:style-name="P5"><text:s text:c="2"/>2.1568205418826962,</text:p>
      <text:p text:style-name="P5"><text:s text:c="2"/>2.838520126899178,</text:p>
      <text:p text:style-name="P5"><text:s text:c="2"/>3.494779225107983,</text:p>
      <text:p text:style-name="P5"><text:s text:c="2"/>3.9396308653097205,</text:p>
      <text:p text:style-name="P5"><text:s text:c="2"/>3.8472191292675455,</text:p>
      <text:p text:style-name="P5"><text:s text:c="2"/>2.7002851259899914,</text:p>
      <text:p text:style-name="P5"><text:soft-page-break/><text:s text:c="2"/>-0.26412052451570345,</text:p>
      <text:p text:style-name="P5"><text:s text:c="2"/>-6.102429474471344,</text:p>
      <text:p text:style-name="P5"><text:s text:c="2"/>-16.19238481498185,</text:p>
      <text:p text:style-name="P5"><text:s text:c="2"/>-32.22329941873529,</text:p>
      <text:p text:style-name="P5"><text:s text:c="2"/>-56.12791065388984,</text:p>
      <text:p text:style-name="P5"><text:s text:c="2"/>-89.93322254299744,</text:p>
      <text:p text:style-name="P5"><text:s text:c="2"/>-135.50690771913835,</text:p>
      <text:p text:style-name="P5"><text:s text:c="2"/>-194.173324336651,</text:p>
      <text:p text:style-name="P5"><text:s text:c="2"/>-266.1626722670301,</text:p>
      <text:p text:style-name="P5"><text:s text:c="2"/>-349.82674794042043,</text:p>
      <text:p text:style-name="P5"><text:s text:c="2"/>-440.4874948439576,</text:p>
      <text:p text:style-name="P5"><text:s text:c="2"/>-528.6571055056716,</text:p>
      <text:p text:style-name="P5"><text:s text:c="2"/>-597.1568175699435,</text:p>
      <text:p text:style-name="P5"><text:s text:c="2"/>-616.3507625815856,</text:p>
      <text:p text:style-name="P5"><text:s text:c="2"/>-536.3133598440339,</text:p>
      <text:p text:style-name="P5"><text:s text:c="2"/>-274.33098764370095,</text:p>
      <text:p text:style-name="P5"><text:s text:c="2"/>304.13872089228863,</text:p>
      <text:p text:style-name="P5"><text:s text:c="2"/>1412.7658403761152,</text:p>
      <text:p text:style-name="P5"><text:s text:c="2"/>3380.545441689344,</text:p>
      <text:p text:style-name="P5"><text:s text:c="2"/>6694.86487371761,</text:p>
      <text:p text:style-name="P5"><text:s text:c="2"/>12044.298631098844,</text:p>
      <text:p text:style-name="P4"><text:s text:c="2"/>20345.506916404025]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3:04:50.253113711</meta:creation-date>
    <dc:date>2025-02-09T13:05:48.634713206</dc:date>
    <meta:editing-duration>PT59S</meta:editing-duration>
    <meta:editing-cycles>1</meta:editing-cycles>
    <meta:document-statistic meta:table-count="0" meta:image-count="0" meta:object-count="0" meta:page-count="5" meta:paragraph-count="118" meta:word-count="291" meta:character-count="3586" meta:non-whitespace-character-count="3179"/>
    <meta:generator>LibreOffice/24.2.7.2$Linux_X86_64 LibreOffice_project/420$Build-2</meta:generator>
  </office:meta>
</office:document-meta>
</file>